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72bf44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bf44"/>
    </style:style>
    <style:style style:name="ce15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style-asian="italic" style:font-name-complex="LiberationSans-Italic" style:font-style-complex="italic"/>
    </style:style>
    <style:style style:name="T2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7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15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2">Unproven $equiv $auto$equiv_make.cc:241:find_same_wires$369: \out_partial_valid_gold \out_partial_valid_gate</text:span></text:p>
            <text:p><text:span text:style-name="T2">Unproven $equiv $auto$equiv_make.cc:241:find_same_wires$334: \out_final_valid_gold \out_final_valid_gate</text:span></text:p>
            <text:p><text:span text:style-name="T2">Unproven $equiv $auto$equiv_make.cc:241:find_same_wires$333: \out_final_sat_gold \out_final_sat_gate</text:span></text:p>
            <text:p><text:span text:style-name="T2">Unproven $equiv $auto$equiv_make.cc:270:find_same_wires$264: \i_sat_vld_gold \i_sat_vld_gate</text:span></text:p>
            <text:p><text:span text:style-name="T2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4"/>
          <table:table-cell office:value-type="string" calcext:value-type="string">
            <text:p>waiv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dbuf_wr width problem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Trying to prove $equiv for \dbuf_wr_data [0]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ying to prove $equiv for \dlv_end_tag1_vld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/>
          <table:table-cell office:value-type="string" calcext:value-type="string">
            <text:p>Firesim</text:p>
          </table:table-cell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ed on 12/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sc_d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 [0]: failed.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buf_dat_rd_addr:</text:p>
          </table:table-cell>
          <table:table-cell table:number-columns-repeated="4"/>
          <table:table-cell office:value-type="string" calcext:value-type="string">
            <text:p>f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sc2mac_dat_a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a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a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mask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3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4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5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mask [6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1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1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2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2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3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3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4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4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4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4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5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5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6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6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7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7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8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8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59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59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mac_dat_b_data6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mac_dat_b_data6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cg_wg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{ \dat_rsp_pd [26:7] \dat_rsp_pd [0] }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c2cdma_dat_entries_w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cdma_dat_entries_w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in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l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l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batch_cnt:</text:p>
          </table:table-cell>
          <table:table-cell table:number-columns-repeated="6"/>
          <table:table-cell office:value-type="string" calcext:value-type="string">
            <text:p><text:s/>Proving existence of base case for step 1. (1528066 clauses over 576377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0]: failed.</text:p>
          </table:table-cell>
          <table:table-cell table:number-columns-repeated="6"/>
          <table:table-cell office:value-type="string" calcext:value-type="string">
            <text:p><text:s text:c="2"/>Proving induction step 1. (3209891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batch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2. (3209892 clauses over 1198889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3]: failed.</text:p>
          </table:table-cell>
          <table:table-cell table:number-columns-repeated="6"/>
          <table:table-cell office:value-type="string" calcext:value-type="string">
            <text:p><text:s text:c="2"/>Proving induction step 2. (4891717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batch_cnt [4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/>Grouping SAT models for \stripe_cnt:</text:p>
          </table:table-cell>
          <table:table-cell table:number-columns-repeated="6"/>
          <table:table-cell office:value-type="string" calcext:value-type="string">
            <text:p><text:s text:c="2"/>Proving existence of base case for step 3. (4891718 clauses over 1821401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0]: failed.</text:p>
          </table:table-cell>
          <table:table-cell table:number-columns-repeated="6"/>
          <table:table-cell office:value-type="string" calcext:value-type="string">
            <text:p><text:s text:c="2"/>Proving induction step 3. (6573543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1]: failed.</text:p>
          </table:table-cell>
          <table:table-cell table:number-columns-repeated="6"/>
          <table:table-cell office:value-type="string" calcext:value-type="string">
            <text:p><text:s text:c="2"/>Proof for induction step failed. Extending to next time step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2]: failed.</text:p>
          </table:table-cell>
          <table:table-cell table:number-columns-repeated="6"/>
          <table:table-cell office:value-type="string" calcext:value-type="string">
            <text:p><text:s text:c="2"/>Proving existence of base case for step 4. (6573544 clauses over 2443913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3]: failed.</text:p>
          </table:table-cell>
          <table:table-cell table:number-columns-repeated="6"/>
          <table:table-cell office:value-type="string" calcext:value-type="string">
            <text:p><text:s text:c="2"/>Proving induction step 4. (8255369 clauses over 3066425 variables)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4]: failed.</text:p>
          </table:table-cell>
          <table:table-cell table:number-columns-repeated="6"/>
          <table:table-cell office:value-type="string" calcext:value-type="string">
            <text:p><text:s text:c="2"/>Proof for induction step failed. Trying to prove individual $equiv from workset.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5]: failed.</text:p>
          </table:table-cell>
          <table:table-cell table:number-columns-repeated="6"/>
          <table:table-cell office:value-type="string" calcext:value-type="string">
            <text:p><text:s text:c="2"/>Trying to prove $equiv for \dat_req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stripe_cnt [6]: failed.</text:p>
          </table:table-cell>
          <table:table-cell table:number-columns-repeated="6"/>
          <table:table-cell office:value-type="string" calcext:value-type="string">
            <text:p><text:s text:c="2"/>Trying to prove $equiv for \dat_pipe_local_valid: success!</text:p>
          </table:table-cell>
        </table:table-row>
        <table:table-row table:style-name="ro1">
          <table:table-cell office:value-type="string" calcext:value-type="string">
            <text:p><text:s text:c="2"/>Trying to prove $equiv for \dat_exec_valid_d1: failed.</text:p>
          </table:table-cell>
          <table:table-cell table:number-columns-repeated="6"/>
          <table:table-cell office:value-type="string" calcext:value-type="string">
            <text:p><text:s text:c="2"/>Trying to prove $equiv for \dat_conv_req_dummy: failed.</text:p>
          </table:table-cell>
        </table:table-row>
        <table:table-row table:style-name="ro1">
          <table:table-cell office:value-type="string" calcext:value-type="string">
            <text:p><text:s text:c="2"/>Trying to prove $equiv for \sub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stripe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local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pipe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4]: failed.</text:p>
          </table:table-cell>
        </table:table-row>
        <table:table-row table:style-name="ro1">
          <table:table-cell office:value-type="string" calcext:value-type="string">
            <text:p><text:s/>Grouping SAT models for \dat_req_bytes_d1:</text:p>
          </table:table-cell>
          <table:table-cell table:number-columns-repeated="6"/>
          <table:table-cell office:value-type="string" calcext:value-type="string">
            <text:p><text:s text:c="2"/>Trying to prove $equiv for \sc2mac_dat_a_data1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bytes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5]: failed.</text:p>
          </table:table-cell>
        </table:table-row>
        <table:table-row table:style-name="ro1">
          <table:table-cell office:value-type="string" calcext:value-type="string">
            <text:p><text:s/>Grouping SAT models for \dataout_w_cnt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1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19 [7]: failed.</text:p>
          </table:table-cell>
        </table:table-row>
        <table:table-row table:style-name="ro1">
          <table:table-cell office:value-type="string" calcext:value-type="string">
            <text:p><text:s/>Grouping SAT models for \dataout_w_ori [12:4]:</text:p>
          </table:table-cell>
          <table:table-cell table:number-columns-repeated="6"/>
          <table:table-cell office:value-type="string" calcext:value-type="string">
            <text:p><text:s text:c="2"/>Trying to prove $equiv for \sc2mac_dat_a_data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1]: failed.</text:p>
          </table:table-cell>
        </table:table-row>
        <table:table-row table:style-name="ro1">
          <table:table-cell office:value-type="string" calcext:value-type="string">
            <text:p><text:s/>Grouping SAT models for \dataout_w_cnt_inc: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<text:s text:c="2"/>Trying to prove $equiv for \sc2mac_dat_a_data20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out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is_last_channel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c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0 [6]: failed.</text:p>
          </table:table-cell>
        </table:table-row>
        <table:table-row table:style-name="ro1">
          <table:table-cell office:value-type="string" calcext:value-type="string">
            <text:p><text:s/>Grouping SAT models for \pixel_w_cnt:</text:p>
          </table:table-cell>
          <table:table-cell table:number-columns-repeated="6"/>
          <table:table-cell office:value-type="string" calcext:value-type="string">
            <text:p><text:s text:c="2"/>Trying to prove $equiv for \sc2mac_dat_a_data2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cnt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2 [7]: failed.</text:p>
          </table:table-cell>
        </table:table-row>
        <table:table-row table:style-name="ro1">
          <table:table-cell office:value-type="string" calcext:value-type="string">
            <text:p><text:s/>Grouping SAT models for \pixel_w_ori:</text:p>
          </table:table-cell>
          <table:table-cell table:number-columns-repeated="6"/>
          <table:table-cell office:value-type="string" calcext:value-type="string">
            <text:p><text:s text:c="2"/>Trying to prove $equiv for \sc2mac_dat_a_data2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w_ori [1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clr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w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ch_ori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pixel_force_fetch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5 [6]: failed.</text:p>
          </table:table-cell>
        </table:table-row>
        <table:table-row table:style-name="ro1">
          <table:table-cell office:value-type="string" calcext:value-type="string">
            <text:p><text:s/>Grouping SAT models for \datain_h_cnt:</text:p>
          </table:table-cell>
          <table:table-cell table:number-columns-repeated="6"/>
          <table:table-cell office:value-type="string" calcext:value-type="string">
            <text:p><text:s text:c="2"/>Trying to prove $equiv for \sc2mac_dat_a_data2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 [1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ain_h_cnt_reg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conv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wg_req_skip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img_req_dummy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1]: failed.</text:p>
          </table:table-cell>
        </table:table-row>
        <table:table-row table:style-name="ro1">
          <table:table-cell office:value-type="string" calcext:value-type="string">
            <text:p><text:s/>Grouping SAT models for \w_bias_int8 [12:0]:</text:p>
          </table:table-cell>
          <table:table-cell table:number-columns-repeated="6"/>
          <table:table-cell office:value-type="string" calcext:value-type="string">
            <text:p><text:s text:c="2"/>Trying to prove $equiv for \sc2mac_dat_a_data28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8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w_bias_int8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29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valid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en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1]: failed.</text:p>
          </table:table-cell>
        </table:table-row>
        <table:table-row table:style-name="ro1">
          <table:table-cell office:value-type="string" calcext:value-type="string">
            <text:p><text:s/>Grouping SAT models for \dat_req_sub_w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4]: failed.</text:p>
          </table:table-cell>
        </table:table-row>
        <table:table-row table:style-name="ro1">
          <table:table-cell office:value-type="string" calcext:value-type="string">
            <text:p><text:s/>Grouping SAT models for \dat_req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c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h_end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dummy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2]: failed.</text:p>
          </table:table-cell>
        </table:table-row>
        <table:table-row table:style-name="ro1">
          <table:table-cell office:value-type="string" calcext:value-type="string">
            <text:p><text:s/>Grouping SAT models for \dat_req_cur_sub_h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cur_sub_h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sub_w_st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0 [6]: failed.</text:p>
          </table:table-cell>
        </table:table-row>
        <table:table-row table:style-name="ro1">
          <table:table-cell office:value-type="string" calcext:value-type="string">
            <text:p><text:s/>Grouping SAT models for \dat_req_flag_d1:</text:p>
          </table:table-cell>
          <table:table-cell table:number-columns-repeated="6"/>
          <table:table-cell office:value-type="string" calcext:value-type="string">
            <text:p><text:s text:c="2"/>Trying to prove $equiv for \sc2mac_dat_a_data30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1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flag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dat_req_rls_d1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1]: failed.</text:p>
          </table:table-cell>
        </table:table-row>
        <table:table-row table:style-name="ro1">
          <table:table-cell office:value-type="string" calcext:value-type="string">
            <text:p><text:s/>Grouping SAT models for \h_bias_0_d1:</text:p>
          </table:table-cell>
          <table:table-cell table:number-columns-repeated="6"/>
          <table:table-cell office:value-type="string" calcext:value-type="string">
            <text:p><text:s text:c="2"/>Trying to prove $equiv for \sc2mac_dat_a_data32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2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0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3 [7]: failed.</text:p>
          </table:table-cell>
        </table:table-row>
        <table:table-row table:style-name="ro1">
          <table:table-cell office:value-type="string" calcext:value-type="string">
            <text:p><text:s/>Grouping SAT models for \h_bias_1_d1:</text:p>
          </table:table-cell>
          <table:table-cell table:number-columns-repeated="6"/>
          <table:table-cell office:value-type="string" calcext:value-type="string">
            <text:p><text:s text:c="2"/>Trying to prove $equiv for \sc2mac_dat_a_data34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4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1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5]: failed.</text:p>
          </table:table-cell>
        </table:table-row>
        <table:table-row table:style-name="ro1">
          <table:table-cell office:value-type="string" calcext:value-type="string">
            <text:p><text:s/>Grouping SAT models for \h_bias_2_d1:</text:p>
          </table:table-cell>
          <table:table-cell table:number-columns-repeated="6"/>
          <table:table-cell office:value-type="string" calcext:value-type="string">
            <text:p><text:s text:c="2"/>Trying to prove $equiv for \sc2mac_dat_a_data35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5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3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5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6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7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8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6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9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2_d1 [1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3]: failed.</text:p>
          </table:table-cell>
        </table:table-row>
        <table:table-row table:style-name="ro1">
          <table:table-cell office:value-type="string" calcext:value-type="string">
            <text:p><text:s/>Grouping SAT models for \h_bias_3_d1:</text:p>
          </table:table-cell>
          <table:table-cell table:number-columns-repeated="6"/>
          <table:table-cell office:value-type="string" calcext:value-type="string">
            <text:p><text:s text:c="2"/>Trying to prove $equiv for \sc2mac_dat_a_data37 [4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0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5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1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6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2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7 [7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3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0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4]: failed.</text:p>
          </table:table-cell>
          <table:table-cell table:number-columns-repeated="6"/>
          <table:table-cell office:value-type="string" calcext:value-type="string">
            <text:p><text:s text:c="2"/>Trying to prove $equiv for \sc2mac_dat_a_data38 [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5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1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6]: failed.</text:p>
          </table:table-cell>
          <table:table-cell table:number-columns-repeated="6"/>
          <table:table-cell office:value-type="string" calcext:value-type="string">
            <text:p><text:s text:c="2"/>Trying to prove $equiv for \h_bias_3_d1 [12]: failed.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7]: failed.</text:p>
          </table:table-cell>
          <table:table-cell table:number-columns-repeated="6"/>
          <table:table-cell office:value-type="string" calcext:value-type="string">
            <text:p><text:s text:c="2"/>Trying to prove $equiv for \pixel_ch_ori_reg_en: success!</text:p>
          </table:table-cell>
        </table:table-row>
        <table:table-row table:style-name="ro1">
          <table:table-cell office:value-type="string" calcext:value-type="string">
            <text:p><text:s text:c="2"/>Trying to prove $equiv for \h_bias_3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bias_3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w_bias_d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w_bias_d1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is_dat_req_addr_wrap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eq_addr_las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eq_addr_las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c2buf_dat_rd_en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pipe_p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pipe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dummy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rsp_exec_sub_h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rsp_exec_sub_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0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1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2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sp_sft_cnt_l3_ori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0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1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2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sp_sft_cnt_l3_ori_en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_out_fla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flag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_out_pvld_w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d 0 previously unproven $equiv cells.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<text:s text:c="2"/>Trying to prove $equiv for \dataout_w_ini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_ini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_bank [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_bank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width [1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width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width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height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height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in_channel_cmp [6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in_channel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3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4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5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6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7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8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9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0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ub_h_total_g11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conv_x_stride [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x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conv_y_stride [3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onv_y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stride_od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init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init_offset [6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init_offse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add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ad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x_byte_strid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x_byte_strid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pixel_ch_stride [11:6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ixel_ch_stride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x_dilat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x_dil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y_dilate [5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y_dil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entries [1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entries_batch [14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entries_batch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h_offset_slice [5:0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h_offset_slic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rls_slices [11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rls_slices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slice_lef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slice_left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dataout_width_cmp [12:1]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dataout_width_cmp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{ \pra_truncate [7:3] \pra_truncate [1] }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pra_truncate [7]: failed.</text:p>
          </table:table-cell>
          <table:table-cell table:number-columns-repeated="7"/>
        </table:table-row>
        <table:table-row table:style-name="ro1" table:number-rows-repeated="11310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aived</text:p>
          </table:table-cell>
          <table:table-cell table:number-columns-repeated="2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table:style-name="ce7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"/>
          <table:table-cell table:number-columns-repeated="7"/>
        </table:table-row>
        <table:table-row table:style-name="ro1">
          <table:table-cell table:style-name="ce18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2:41:25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22T12:42:38.151000000</dc:date>
    <meta:editing-duration>P2DT4H12M44S</meta:editing-duration>
    <meta:editing-cycles>16</meta:editing-cycles>
    <meta:document-statistic meta:table-count="12" meta:cell-count="2380" meta:object-count="0"/>
  </office:meta>
</office:document-meta>
</file>